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A6B00000331646E3072CDF2C042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alibri1" svg:font-family="Calibri"/>
    <style:font-face style:name="Calibri2" svg:font-family="Calibri" style:font-pitch="variable"/>
    <style:font-face style:name="Liberation Sans1" svg:font-family="'Liberation Sans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2.572cm"/>
      <style:paragraph-properties style:writing-mode="lr-tb"/>
    </style:style>
    <style:style style:name="pr4" style:family="presentation" style:parent-style-name="Title_20_Slide-title">
      <style:graphic-properties fo:min-height="2.253cm"/>
      <style:paragraph-properties style:writing-mode="lr-tb"/>
    </style:style>
    <style:style style:name="pr5" style:family="presentation" style:parent-style-name="Title_20_Slide-outline1">
      <style:graphic-properties fo:min-height="10.798cm"/>
      <style:paragraph-properties style:writing-mode="lr-tb"/>
    </style:style>
    <style:style style:name="pr6" style:family="presentation" style:parent-style-name="Title_20_Slide-subtitle">
      <style:graphic-properties draw:fill-color="#ffffff" fo:min-height="10.447cm"/>
      <style:paragraph-properties style:writing-mode="lr-tb"/>
    </style:style>
    <style:style style:name="P1" style:family="paragraph">
      <style:paragraph-properties fo:text-align="center" style:writing-mode="lr-tb"/>
      <style:text-properties fo:font-size="60pt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4" style:family="paragraph">
      <loext:graphic-properties draw:fill="none" draw:fill-color="#ffffff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 xml:id="id1" draw:id="id1">
        <draw:frame draw:name="Title 1" presentation:style-name="pr1" draw:text-style-name="P2" draw:layer="layout" svg:width="28.398cm" svg:height="6.336cm" svg:x="2.734cm" svg:y="2.192cm" presentation:class="title" presentation:user-transformed="true">
          <draw:text-box>
            <text:p text:style-name="P1">OWASP Sacramento</text:p>
          </draw:text-box>
        </draw:frame>
        <draw:frame draw:name="Subtitle 2" presentation:style-name="pr2" draw:text-style-name="P4" draw:layer="layout" svg:width="28.398cm" svg:height="3.783cm" svg:x="2.734cm" svg:y="9.525cm" presentation:class="subtitle" presentation:user-transformed="true">
          <draw:text-box>
            <text:p text:style-name="P3">January 2021</text:p>
            <text:p text:style-name="P3">Joubin Jabbari</text:p>
          </draw:text-box>
        </draw:frame>
        <anim:par presentation:node-type="timing-root">
          <anim:par smil:begin="id1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2T1" xml:id="id2" draw:id="id2">
        <draw:frame presentation:style-name="pr4" draw:layer="layout" svg:width="28.398cm" svg:height="2.253cm" svg:x="2.734cm" svg:y="2.192cm" presentation:class="title">
          <draw:text-box>
            <text:p>Agenda</text:p>
          </draw:text-box>
        </draw:frame>
        <draw:frame presentation:style-name="pr5" draw:layer="layout" svg:width="30.479cm" svg:height="11.048cm" svg:x="1.693cm" svg:y="4.457cm" presentation:class="outline" presentation:user-transformed="true">
          <draw:text-box>
            <text:list text:style-name="L3">
              <text:list-item>
                <text:p>Community Topics</text:p>
                <text:list>
                  <text:list-item>
                    <text:p>Search for Co-Chapter Lead</text:p>
                  </text:list-item>
                  <text:list-item>
                    <text:p>Memberships and Upcoming Events</text:p>
                  </text:list-item>
                </text:list>
              </text:list-item>
              <text:list-item>
                <text:p>ThreatSpec and WebGoat</text:p>
              </text:list-item>
              <text:list-item>
                <text:p>Q/A</text:p>
              </text:list-item>
            </text:list>
          </draw:text-box>
        </draw:frame>
        <anim:par presentation:node-type="timing-root">
          <anim:par smil:begin="id2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2T1" xml:id="id3" draw:id="id3">
        <draw:frame presentation:style-name="pr4" draw:layer="layout" svg:width="28.398cm" svg:height="2.253cm" svg:x="2.734cm" svg:y="2.192cm" presentation:class="title" presentation:user-transformed="true">
          <draw:text-box>
            <text:p>Community Topics</text:p>
          </draw:text-box>
        </draw:frame>
        <draw:frame presentation:style-name="pr5" draw:layer="layout" svg:width="30.479cm" svg:height="11.048cm" svg:x="1.693cm" svg:y="4.457cm" presentation:class="outline" presentation:user-transformed="true">
          <draw:text-box>
            <text:list text:style-name="L3">
              <text:list-item>
                <text:p>Memberships</text:p>
              </text:list-item>
              <text:list-item>
                <text:p>What Projects are you working with?</text:p>
              </text:list-item>
              <text:list-item>
                <text:p>OWASP Events</text:p>
                <text:list>
                  <text:list-item>
                    <text:p>Upcoming Events: https://owasp.org/chapters/events/</text:p>
                  </text:list-item>
                </text:list>
              </text:list-item>
              <text:list-item>
                <text:p>OWASP Chapter Lead Opening</text:p>
                <text:list>
                  <text:list-item>
                    <text:p>Take a look at the <text:a xlink:href="https://owasp.org/www-policy/operational/chapter-handbook-existing" xlink:type="simple">Chapter Handbook</text:a><text:s/>for more info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2T1" xml:id="id4" draw:id="id4">
        <draw:frame presentation:style-name="pr4" draw:layer="layout" svg:width="28.398cm" svg:height="2.253cm" svg:x="2.734cm" svg:y="2.192cm" presentation:class="title">
          <draw:text-box>
            <text:p>Demo – Webgoat and ThreatSpec</text:p>
          </draw:text-box>
        </draw:frame>
        <draw:frame presentation:style-name="pr5" draw:layer="layout" svg:width="30.479cm" svg:height="11.048cm" svg:x="1.693cm" svg:y="4.457cm" presentation:class="outline" presentation:user-transformed="true">
          <draw:text-box>
            <text:list text:style-name="L3">
              <text:list-item>
                <text:p>ThreatSpec: <text:a xlink:href="https://threatspec.org/" xlink:type="simple">https://threatspec.org</text:a></text:p>
              </text:list-item>
              <text:list-item>
                <text:p>WebGoat: <text:a xlink:href="https://github.com/WebGoat/WebGoat" xlink:type="simple">https://github.com/WebGoat/WebGoat</text:a></text:p>
              </text:list-item>
            </text:list>
          </draw:text-box>
        </draw:frame>
        <anim:par presentation:node-type="timing-root">
          <anim:par smil:begin="id4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3T32" xml:id="id5" draw:id="id5">
        <draw:frame presentation:style-name="pr6" draw:text-style-name="P6" draw:layer="layout" svg:width="28.398cm" svg:height="10.447cm" svg:x="2.734cm" svg:y="2.192cm">
          <draw:text-box>
            <text:p>Q/A</text:p>
          </draw:text-box>
        </draw:frame>
        <anim:par presentation:node-type="timing-root">
          <anim:par smil:begin="id5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alibri1" svg:font-family="Calibri"/>
    <style:font-face style:name="Calibri2" svg:font-family="Calibri" style:font-pitch="variable"/>
    <style:font-face style:name="Liberation Sans1" svg:font-family="'Liberation Sans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msFillGradient_20_1" draw:display-name="msFillGradient 1" draw:style="linear" draw:start-color="#d9d9d9" draw:end-color="#f6f8fc" draw:start-intensity="100%" draw:end-intensity="100%" draw:angle="225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gradient" draw:fill-gradient-name="msFillGradient_20_1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8pt" style:font-style-asian="normal" style:font-weight-asian="normal" style:font-name-complex="Arial Unicode MS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gradient" draw:fill-gradient-name="msFillGradient_20_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.035cm" draw:stroke-linejoin="miter" svg:stroke-linecap="butt" draw:fill="solid" draw:fill-color="#1d7bd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7" style:family="paragraph">
      <loext:graphic-properties draw:fill="solid" draw:fill-color="#1d7bd7"/>
      <style:paragraph-properties fo:text-align="center" style:font-independent-line-spacing="true"/>
      <style:text-properties fo:font-size="18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pt" fo:hyphenate="false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60pt" fo:letter-spacing="normal" fo:language="en" fo:country="US" fo:font-style="normal" style:text-underline-style="none" fo:font-weight="bold" style:font-size-asian="60pt" style:font-style-asian="normal" style:font-weight-asian="bold" style:font-size-complex="60pt" style:font-style-complex="normal" style:font-weight-complex="bold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7pt" fo:letter-spacing="normal" fo:language="en" fo:country="US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8.398cm" svg:height="2.253cm" svg:x="2.734cm" svg:y="2.192cm" presentation:class="title" presentation:user-transformed="true">
        <draw:text-box>
          <text:p text:style-name="MP5"><text:span text:style-name="MT2">Click to edit Master title style</text:span></text:p>
        </draw:text-box>
      </draw:frame>
      <draw:custom-shape draw:name="Rectangle 6" draw:style-name="Mgr3" draw:text-style-name="MP7" draw:layer="backgroundobjects" svg:width="33.866cm" svg:height="3.412cm" svg:x="0cm" svg:y="15.70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2" draw:style-name="Mgr4" draw:text-style-name="MP8" draw:layer="backgroundobjects" svg:width="4.581cm" svg:height="1.403cm" svg:x="1.335cm" svg:y="16.709cm">
        <draw:image xlink:href="Pictures/1000020100000A6B00000331646E3072CDF2C042.png" xlink:type="simple" xlink:show="embed" xlink:actuate="onLoad" draw:mime-type="image/png">
          <text:p/>
        </draw:image>
      </draw:frame>
      <draw:custom-shape draw:name="TextBox 13" draw:style-name="Mgr5" draw:text-style-name="MP10" draw:layer="backgroundobjects" svg:width="10.818cm" svg:height="1.267cm" svg:x="22.249cm" svg:y="16.769cm">
        <text:p text:style-name="MP9"><text:span text:style-name="MT3">OWASP FOUNDA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3" draw:style-name="Mgr5" draw:text-style-name="MP10" draw:layer="backgroundobjects" svg:width="1.122cm" svg:height="0.547cm" svg:x="5.596cm" svg:y="17.496cm">
        <text:p text:style-name="MP11"><text:span text:style-name="MT4">T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dc:title>PowerPoint Presentation</dc:title>
    <meta:editing-cycles>10</meta:editing-cycles>
    <meta:creation-date>2021-01-28T15:12:18.515050716</meta:creation-date>
    <dc:date>2021-01-28T15:33:14.109371131</dc:date>
    <meta:editing-duration>PT1H34M18S</meta:editing-duration>
    <meta:generator>LibreOffice/7.0.4.2$MacOSX_X86_64 LibreOffice_project/dcf040e67528d9187c66b2379df5ea4407429775</meta:generator>
    <meta:document-statistic meta:object-count="41"/>
    <meta:user-defined meta:name="AppVersion">16.0000</meta:user-defined>
    <meta:user-defined meta:name="ContentTypeId">0x010100F57D50674ECA7045A28F7B790FC42FAC</meta:user-defined>
    <meta:user-defined meta:name="PresentationFormat">Widescreen</meta:user-defined>
    <meta:user-defined meta:name="Slides" meta:value-type="float">1</meta:user-defined>
  </office:meta>
</office:document-meta>
</file>